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7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7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0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0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6.75cm" fo:min-width="13cm"/>
      <style:paragraph-properties style:writing-mode="lr-tb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9.75cm" fo:min-width="11.5cm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5.8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6.5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5cm" svg:x="0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2.5cm" svg:x="0cm" svg:y="0cm"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5cm" svg:height="2.5cm" svg:x="6cm" svg:y="0cm">
          <text:p text:style-name="P2">Navbar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.5cm" svg:x="16.8cm" svg:y="0.5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.5cm" svg:x="19.6cm" svg:y="0.5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.5cm" svg:x="22.4cm" svg:y="0.5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.5cm" svg:x="25.2cm" svg:y="0.5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5cm" svg:height="1cm" svg:x="6cm" svg:y="1.5cm">
          <text:p text:style-name="P2">link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.5cm" svg:height="7cm" svg:x="0.7cm" svg:y="3.2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cm" svg:height="10cm" svg:x="16cm" svg:y="2.5cm">
          <text:p text:style-name="P2">Img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6cm" svg:y1="2.5cm" svg:x2="28cm" svg:y2="12.5cm">
          <text:p/>
        </draw:line>
        <draw:line draw:style-name="gr9" draw:text-style-name="P3" draw:layer="layout" svg:x1="16cm" svg:y1="12.5cm" svg:x2="28cm" svg:y2="2.5cm">
          <text:p/>
        </draw:line>
        <draw:custom-shape draw:style-name="gr10" draw:text-style-name="P1" draw:layer="layout" svg:width="6.3cm" svg:height="1.5cm" svg:x="0.7cm" svg:y="10.4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cm" svg:height="1.5cm" svg:x="7.4cm" svg:y="10.4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cm" svg:height="1.5cm" svg:x="0cm" svg:y="12.5cm">
          <text:p text:style-name="P2">lin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cm" svg:height="1.5cm" svg:x="7cm" svg:y="12.5cm">
          <text:p text:style-name="P2">lin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cm" svg:height="1.5cm" svg:x="14cm" svg:y="12.5cm">
          <text:p text:style-name="P2">lin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cm" svg:height="1.5cm" svg:x="21cm" svg:y="12.5cm">
          <text:p text:style-name="P2">lin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3:29:30.553164276</meta:creation-date>
    <dc:date>2024-02-11T23:43:15.225737597</dc:date>
    <meta:editing-duration>PT13M25S</meta:editing-duration>
    <meta:editing-cycles>2</meta:editing-cycles>
    <meta:generator>LibreOffice/7.4.7.2$Linux_X86_64 LibreOffice_project/40$Build-2</meta:generator>
    <meta:document-statistic meta:object-count="42"/>
  </office:meta>
</office:document-meta>
</file>